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margin-left="0.4925in" fo:margin-right="0in" fo:text-indent="0in" style:auto-text-indent="false"/>
      <style:text-properties style:font-name="Courier New"/>
    </style:style>
    <style:style style:name="P17" style:family="paragraph" style:parent-style-name="Text_20_body" style:list-style-name="L10"/>
    <style:style style:name="P1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CA Module manual.</text:h>
      <text:p text:style-name="P5">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4 programs :</text:p>
      <text:list xml:id="list1509720122"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SPoCA_HEK.x is a program written in C++. It detects Active Regions (AR) on a pair of images (171 and 195 A) and output the map of AR.</text:p>
        </text:list-item>
        <text:list-item>
          <text:p text:style-name="P6">Tracking_HEK.x is a program written in C++. It uses several maps of AR produced by SPoCA_HEK.x to track an AR through time.</text:p>
        </text:list-item>
      </text:list>
      <text:list xml:id="list1463373993" text:style-name="L1">
        <text:list-item>
          <text:p text:style-name="P6"><text:span text:style-name="T1">GetRegionStats_HEK is a program written in C++. It uses one map of AR tracked by Tracking_HEK.x and the corresponding (i.e. same time of observation) image in wavelength 171A, and produces different statistics about each AR.</text:span></text:p>
        </text:list-item>
      </text:list>
      <text:p text:style-name="Standard"/>
      <text:h text:style-name="Heading_20_2" text:outline-level="2">Content of the tarball.</text:h>
      <text:list xml:id="list858010094" text:style-name="L2">
        <text:list-item>
          <text:p text:style-name="P7">rob_spoca_0.2.xml and rob_spoca.xml : xml files describing the module for the pipeline.</text:p>
        </text:list-item>
        <text:list-item>
          <text:p text:style-name="P7">hek.xsd : schema for the xml files above</text:p>
        </text:list-item>
        <text:list-item>
          <text:p text:style-name="P7">spoca.pro : The IDL module (see Module description)</text:p>
        </text:list-item>
        <text:list-item>
          <text:p text:style-name="P7">bin, cgt, classes, dsr, objects, programs, results : folders containing the C++ code (see Module description)</text:p>
        </text:list-item>
        <text:list-item>
          <text:p text:style-name="P7">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76001978" text:style-name="L3">
        <text:list-item>
          <text:p text:style-name="P8">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1186769438" text:style-name="L4">
        <text:list-item>
          <text:p text:style-name="P9">gcc version 4.4.1</text:p>
        </text:list-item>
        <text:list-item>
          <text:p text:style-name="P9">GNU Make 3.81</text:p>
        </text:list-item>
      </text:list>
      <text:p text:style-name="P4">Compilation :</text:p>
      <text:p text:style-name="P3">make -f SPoCA_HEK.mk</text:p>
      <text:p text:style-name="Standard"/>
      <text:p text:style-name="P1"><text:soft-page-break/>bin/Tracking_HEK .x :</text:p>
      <text:p text:style-name="Standard">Requisites :</text:p>
      <text:list xml:id="list102687229" text:style-name="L5">
        <text:list-item>
          <text:p text:style-name="P10">gcc version 4.4.1</text:p>
        </text:list-item>
        <text:list-item>
          <text:p text:style-name="P10">GNU Make 3.81</text:p>
        </text:list-item>
      </text:list>
      <text:p text:style-name="Standard">Compilation :</text:p>
      <text:p text:style-name="P3">make -f Tracking_HEK.mk</text:p>
      <text:p text:style-name="P3"/>
      <text:p text:style-name="P1">bin/GetRegionStats_HEK .x :</text:p>
      <text:p text:style-name="Standard">Requisites :</text:p>
      <text:list xml:id="list1177010209" text:continue-numbering="true" text:style-name="L5">
        <text:list-item>
          <text:p text:style-name="P10">gcc version 4.4.1</text:p>
        </text:list-item>
        <text:list-item>
          <text:p text:style-name="P10">GNU Make 3.81</text:p>
        </text:list-item>
      </text:list>
      <text:p text:style-name="Standard">Compilation :</text:p>
      <text:p text:style-name="P3">make -f <text:span text:style-name="T1">GetRegionStats</text:span>_HEK.mk</text:p>
      <text:p text:style-name="P3"/>
      <text:p text:style-name="Standard">Remark : </text:p>
      <text:list xml:id="list254338541" text:continue-list="list1463373993" text:style-name="L6">
        <text:list-item>
          <text:p text:style-name="P11">The path to the executables of SPoCA_HEK .x, Tracking_HEK .x and <text:span text:style-name="T1">GetRegionStats_HEK .x <text:s/>must be specified as the argument cCodeLocation of the procedure</text:span> spoca.pro.</text:p>
        </text:list-item>
        <text:list-item>
          <text:p text:style-name="P11">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and 195 </text:p>
      <text:p text:style-name="Standard"/>
      <text:p text:style-name="P1">Arguments general to all modules <text:span text:style-name="T1">(as specified in the document <text:s/>SDO EDS API)</text:span></text:p>
      <text:list xml:id="list1553779739" text:style-name="L7">
        <text:list-item>
          <text:p text:style-name="P12">events: out, required, type string array, see document SDO EDS API </text:p>
        </text:list-item>
        <text:list-item>
          <text:p text:style-name="P12">write_file: in, optional, type boolean, see document SDO EDS API </text:p>
        </text:list-item>
        <text:list-item>
          <text:p text:style-name="P12">error: out, required, type string array, see document SDO EDS API </text:p>
        </text:list-item>
        <text:list-item>
          <text:p text:style-name="P12">imageRejected: out, required, type boolean, see document SDO EDS API </text:p>
        </text:list-item>
        <text:list-item>
          <text:p text:style-name="P12">status: in/out, required, type struct, see document SDO EDS API </text:p>
        </text:list-item>
        <text:list-item>
          <text:p text:style-name="P12">runMode: in, required, type string, see document SDO EDS API </text:p>
        </text:list-item>
        <text:list-item>
          <text:p text:style-name="P12">inputStatusFilename: in, optional, type string, see document SDO EDS API </text:p>
        </text:list-item>
        <text:list-item>
          <text:p text:style-name="P12">outputStatusFilename: in, required, type string, see document SDO EDS API </text:p>
        </text:list-item>
        <text:list-item>
          <text:p text:style-name="P12">numActiveEvents: out, required, type integer, see document SDO EDS API </text:p>
        </text:list-item>
      </text:list>
      <text:p text:style-name="Standard"/>
      <text:p text:style-name="P1">Arguments specific to the SPoCA module</text:p>
      <text:list xml:id="list702152033" text:style-name="L8">
        <text:list-item>
          <text:p text:style-name="P13">outputDirectory: in, required, type string, folder where spoca can store temporary files (The modules manage the cleanup of old files) </text:p>
        </text:list-item>
        <text:list-item>
          <text:p text:style-name="P13"><text:bookmark-start text:name="DDE_LINK"/>w<text:bookmark-end text:name="DDE_LINK"/>riteEventsFrequency: in, required, type integer, number of seconds between events written to the HEK </text:p>
        </text:list-item>
        <text:list-item>
          <text:p text:style-name="P13">cCodeLocation: in, optional, type string, directory of the c executables</text:p>
        </text:list-item>
        <text:list-item>
          <text:p text:style-name="P13">spocaArgsPreprocessing: in, optional, type string, type of image preprocessing for spoca </text:p>
        </text:list-item>
        <text:list-item>
          <text:p text:style-name="P13">spocaArgsNumberclasses: in, optional, type string, number of classes for spoca </text:p>
        </text:list-item>
        <text:list-item>
          <text:p text:style-name="P13">spocaArgsPrecision: in, optional, type string, precision for spoca </text:p>
        </text:list-item>
        <text:list-item>
          <text:p text:style-name="P13">spocaArgsBinsize: in, optional, type string, bin size for spoca</text:p>
        </text:list-item>
        <text:list-item>
          <text:p text:style-name="P13">trackingArgsDeltat: in, optional, type string, maximal time difference between 2 images for <text:soft-page-break/>tracking </text:p>
        </text:list-item>
        <text:list-item>
          <text:p text:style-name="P13">trackingNumberImages: in, optional, type integer, number of images to track at the same time </text:p>
        </text:list-item>
        <text:list-item>
          <text:p text:style-name="P13">trackingOverlap: in, optional, type integer, proportion of the number of images to overlap between tracking successive run</text:p>
        </text:list-item>
      </text:list>
      <text:p text:style-name="Standard"/>
      <text:p text:style-name="Standard">Remarks : </text:p>
      <text:list xml:id="list625837564" text:style-name="L9">
        <text:list-item>
          <text:p text:style-name="P14">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4">All sun images files passed to the module must have the same radius, otherwise the module will <text:s/>produce inaccurate results.</text:p>
        </text:list-item>
        <text:list-item>
          <text:p text:style-name="P14">writeEventsFrequency is the frequency in seconds to which we write events to the HEK. Because we only write after doing a tracking, we will write less often to the Hek than writeEventsFrequency, if the delta time between the first image and the last image passed to the tracking program is superior to writeEventsFrequency.</text:p>
        </text:list-item>
      </text:list>
      <text:p text:style-name="Standard"/>
      <text:h text:style-name="Heading_20_2" text:outline-level="2">Version 0.2</text:h>
      <text:p text:style-name="Text_20_body">Bug fixes</text:p>
      <text:list xml:id="list1458202174" text:style-name="L10">
        <text:list-item>
          <text:p text:style-name="P17">Fixed Event_StartTime and Event_EndTime</text:p>
        </text:list-item>
        <text:list-item>
          <text:p text:style-name="P17">Fixed time in label of AR for the generation of the IVORN number</text:p>
        </text:list-item>
        <text:list-item>
          <text:p text:style-name="P17">Changed call to SPAWN in spoca.pro, for the reporting of errors</text:p>
        </text:list-item>
        <text:list-item>
          <text:p text:style-name="P17">Added last_color_assigned in status for tracking </text:p>
        </text:list-item>
      </text:list>
      <text:p text:style-name="Text_20_body">Improvements</text:p>
      <text:list xml:id="list1080747526" text:continue-numbering="true" text:style-name="L10">
        <text:list-item>
          <text:p text:style-name="P17">Added code for Event_C1Error and Event_C2Error</text:p>
        </text:list-item>
        <text:list-item>
          <text:p text:style-name="P17">Added program GetRegionStats_HEK.x</text:p>
        </text:list-item>
        <text:list-item>
          <text:p text:style-name="P17">Added call to GetRegionStats_HEK.x program into spoca.pro</text:p>
        </text:list-item>
        <text:list-item>
          <text:p text:style-name="P17">Test for existence and mode of spoca_bin, tracking_bin and getregionstats_bin in spoca.pro</text:p>
        </text:list-item>
        <text:list-item>
          <text:p text:style-name="P17">Implemented the 'Clear Events' runmode, to cleanup ARma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26T16:06:05</dc:date>
    <dc:creator>benjamin </dc:creator>
    <meta:editing-duration>PT28H30M35S</meta:editing-duration>
    <meta:editing-cycles>25</meta:editing-cycles>
    <meta:document-statistic meta:table-count="0" meta:image-count="0" meta:object-count="0" meta:page-count="3" meta:paragraph-count="82" meta:word-count="859" meta:character-count="5293"/>
  </office:meta>
</office:document-meta>
</file>